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ght Pointing Arrow Filled Out Bullet List </text:h>
      <text:list xml:id="list324938423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4:58:25</dc:date>
    <meta:editing-duration>PT00H21M14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5" meta:character-count="67"/>
  </office:meta>
</office:document-meta>
</file>